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Heading_20_1" style:list-style-name="WWNum1"/>
    <style:style style:name="P26" style:family="paragraph" style:parent-style-name="Heading_20_1" style:list-style-name="WWNum1">
      <style:paragraph-properties fo:break-before="auto" fo:break-after="auto"/>
    </style:style>
    <style:style style:name="P2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style:font-name="Verdana" fo:font-size="10pt" fo:font-weight="bold" style:font-name-asian="Verdana1" style:font-size-asian="10pt" style:font-weight-asian="bold" style:font-name-complex="Verdana1" style:font-size-complex="10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aczyuw2yex2w"/><text:span text:style-name="T1">Aplicaciones Ofimáticas (Office Applications)</text:span><text:span text:style-name="T2"><text:line-break/></text:span><text:span text:style-name="T3">UD 13. Actividades evaluabl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3.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May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5">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9">1. Fecha de entrega<text:tab/>3</text:span></text:a></text:p>
          <text:p text:style-name="P14"><text:a xlink:type="simple" xlink:href="#_mddm13ai61n6" text:style-name="Index_20_Link" text:visited-style-name="Index_20_Link"><text:span text:style-name="T19">2. Actividad 01<text:tab/>3</text:span></text:a></text:p>
          <text:p text:style-name="P14"><text:a xlink:type="simple" xlink:href="#_m99b5cf67i8d" text:style-name="Index_20_Link" text:visited-style-name="Index_20_Link"><text:span text:style-name="T19">3. Actividad 02<text:tab/>3</text:span></text:a></text:p>
          <text:p text:style-name="P14"><text:a xlink:type="simple" xlink:href="#_a8i9scfi2m0p" text:style-name="Index_20_Link" text:visited-style-name="Index_20_Link"><text:span text:style-name="T19">4. Actividad 03<text:tab/>3</text:span></text:a></text:p>
          <text:p text:style-name="P14"><text:a xlink:type="simple" xlink:href="#_hrsvp9jw8n15" text:style-name="Index_20_Link" text:visited-style-name="Index_20_Link"><text:span text:style-name="T19">5. Actividad 04<text:tab/>3</text:span></text:a></text:p>
        </text:index-body>
      </text:table-of-content>
      <text:p text:style-name="P13"/>
      <text:p text:style-name="P16"/>
      <text:p text:style-name="P16"/>
      <text:p text:style-name="P17"/>
      <text:p text:style-name="P17"/>
      <text:p text:style-name="P17"/>
      <text:p text:style-name="P18"/>
      <text:p text:style-name="P17"/>
      <text:p text:style-name="P17"/>
      <text:p text:style-name="P18"/>
      <text:p text:style-name="P18"/>
      <text:p text:style-name="P17"/>
      <text:p text:style-name="P17"/>
      <text:p text:style-name="P17"/>
      <text:p text:style-name="P19"><text:span text:style-name="T16">UD13. Actividades evaluables 01</text:span></text:p>
      <text:list xml:id="list302429679" text:style-name="WWNum1">
        <text:list-item>
          <text:p text:style-name="P26"><text:bookmark text:name="_dbh0n1vac4c8"/>Fecha de entrega</text:p>
        </text:list-item>
      </text:list>
      <text:p text:style-name="Standard"><text:span text:style-name="T10">Fecha límite de entrega: </text:span><text:span text:style-name="T21">Viernes 2 de juni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40119926265771" text:continue-numbering="true" text:style-name="WWNum1">
        <text:list-item>
          <text:p text:style-name="P26"><text:bookmark text:name="_mddm13ai61n6"/><text:soft-page-break/>Actividad 01</text:p>
        </text:list-item>
      </text:list>
      <text:p text:style-name="Standard">Siguiendo lo aprendido en el curso de Docker, despliega en tu máquina el servicio Wordpress. Recuerda: es lo visto en el curso <text:a xlink:type="simple" xlink:href="https://sergarb1.github.io/CursoIntroduccionADocker/" text:style-name="ListLabel_20_1" text:visited-style-name="ListLabel_20_1"><text:span text:style-name="T22">https://sergarb1.github.io/CursoIntroduccionADocker/</text:span></text:a> en concreto, “Unidad 06 - Caso práctico 01 - Wordpress con Docker Compose”.</text:p>
      <text:p text:style-name="P11"><text:span text:style-name="T9"><text:s/>📕 </text:span><text:span text:style-name="T10">A entregar: </text:span>enseña al profesorado Wordpress funcionando en local.</text:p>
      <text:list xml:id="list140119091081723" text:continue-numbering="true" text:style-name="WWNum1">
        <text:list-item>
          <text:p text:style-name="P25"><text:bookmark text:name="_m99b5cf67i8d"/>Actividad 02</text:p>
        </text:list-item>
      </text:list>
      <text:p text:style-name="P24">Vamos a crear un sitio de un restaurante. Pon un tema a Wordpress (recomendamos “Astra”) y utiliza algún plugin como “Starter Templates — Elementor, WordPress &amp; Beaver Builder Templates” para dejar un tema básico a tu gusto.</text:p>
      <text:p text:style-name="P24">Puedes seguir el tutorial recomendado <text:a xlink:type="simple" xlink:href="https://youtu.be/08s50pILfbQ" text:style-name="ListLabel_20_1" text:visited-style-name="ListLabel_20_1"><text:span text:style-name="T22">https://youtu.be/08s50pILfbQ</text:span></text:a></text:p>
      <text:p text:style-name="P11"><text:span text:style-name="T9"><text:s/>📕 </text:span><text:span text:style-name="T10">A entregar: </text:span>muestra tu tema base con una página principal creada. Debe tener acabado profesional.</text:p>
      <text:list xml:id="list140120585633022" text:continue-numbering="true" text:style-name="WWNum1">
        <text:list-item>
          <text:p text:style-name="P25"><text:bookmark text:name="_a8i9scfi2m0p"/>Actividad 03</text:p>
        </text:list-item>
      </text:list>
      <text:p text:style-name="Standard">Crea dos páginas en Wordpress: una con información de contacto del restaurante y un mapa con la ubicación y otra con información de los principales menús del restaurante. Ambas tienen que tener acabado profesional. Puedes crearlas tanto con el editor de páginas normal de Wordpress como usando el plugin “Elementor” (se te habrá instalado al instalar las plantillas en el ejercicio anterior. Aquí puedes ver como editar una página con “Elementor” </text:p>
      <text:p text:style-name="Standard"><text:a xlink:type="simple" xlink:href="https://www.youtube.com/watch?v=4Z-yFfFZ3pg" text:style-name="ListLabel_20_1" text:visited-style-name="ListLabel_20_1"><text:span text:style-name="T22">https://www.youtube.com/watch?v=4Z-yFfFZ3pg</text:span></text:a></text:p>
      <text:p text:style-name="P11"><text:span text:style-name="T9"><text:s/>📕 </text:span><text:span text:style-name="T10">A entregar: </text:span>muestra al profesorado del funcionamiento de ambas páginas.</text:p>
      <text:list xml:id="list140119552148927" text:continue-numbering="true" text:style-name="WWNum1">
        <text:list-item>
          <text:p text:style-name="P25"><text:bookmark text:name="_hrsvp9jw8n15"/>Actividad 04</text:p>
        </text:list-item>
      </text:list>
      <text:p text:style-name="Standard">Instala y configura en tu Wordpress un plugin que se adapte a tus necesidades con el fin de que permita que la gente pueda reservar mesa. Puedes usar los plugins que quieras, pero se recomienda “WordPress Online Booking and Scheduling Plugin – Bookly”. El plugin debe estar integrado en la web de forma que se perciba como que tiene un acabado profesional.</text:p>
      <text:p text:style-name="P11"><text:span text:style-name="T9"><text:s/>📕 </text:span><text:span text:style-name="T10">A entregar: </text:span>muestra al profesorado de la posibilidad de reservas de m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13. Actividades evaluables 01</text:span></text:p>
      </style:header>
      <style:footer>
        <text:p text:style-name="MP4"><text:span text:style-name="MT1">Aplicaciones Ofimáticas (Office Applications)<text:tab/><text:tab/>UD1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0" meta:word-count="462" meta:character-count="2927" meta:non-whitespace-character-count="2493"/>
    <meta:generator>LibreOfficeDev/6.0.5.2$Linux_X86_64 LibreOffice_project/</meta:generator>
  </office:meta>
</office:document-meta>
</file>